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6.4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6cm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6cm"/>
    </style:style>
    <style:style style:name="gr11" style:family="graphic" style:parent-style-name="standard">
      <style:graphic-properties draw:textarea-horizontal-align="justify" draw:textarea-vertical-align="middle" draw:auto-grow-height="false" fo:min-height="1.45cm" fo:min-width="3.6cm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1.8cm" svg:x="11.9cm" svg:y="1.7cm">
          <text:p text:style-name="P1">Project pen-test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9cm" svg:height="1.4cm" svg:x="2.8cm" svg:y="4.6cm">
          <text:p text:style-name="P1">Planu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4cm" svg:x="10.7cm" svg:y="4.6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3cm" svg:height="1.4cm" svg:x="19.3cm" svg:y="4.6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.6cm" svg:height="1.6cm" svg:x="22cm" svg:y="7.8cm">
          <text:p text:style-name="P1">Database<text:line-break/>Connecto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3.5cm" svg:height="1.3cm" svg:x="22.1cm" svg:y="10.1cm"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2cm" svg:height="1.2cm" svg:x="24.9cm" svg:y="12.9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3.2cm" svg:height="1.4cm" svg:x="25cm" svg:y="15.2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3.1cm" svg:height="1.2cm" svg:x="25cm" svg:y="17.4cm"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9" draw:text-style-name="P1" xml:id="id7" draw:id="id7" draw:layer="layout" svg:width="4cm" svg:height="1.6cm" svg:x="3.7cm" svg:y="7.5cm">
          <text:p text:style-name="P1">Datastructure</text:p>
          <text:p text:style-name="P1">Specification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4.1cm" svg:height="1.7cm" svg:x="3.7cm" svg:y="10cm">
          <text:p text:style-name="P1">Interface</text:p>
          <text:p text:style-name="P1">Planung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4.1cm" svg:height="1.7cm" svg:x="3.7cm" svg:y="12.6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1.45cm" svg:y1="6cm" svg:x2="22cm" svg:y2="8.6cm" draw:start-shape="id1" draw:end-shape="id2" draw:end-glue-point="3" svg:d="M21450 6000v2600h550" svg:viewBox="0 0 551 2601">
          <text:p/>
        </draw:connector>
        <draw:connector draw:style-name="gr12" draw:text-style-name="P1" draw:layer="layout" svg:x1="21.45cm" svg:y1="6cm" svg:x2="22.1cm" svg:y2="10.75cm" draw:start-shape="id1" draw:end-shape="id3" draw:end-glue-point="3" svg:d="M21450 6000v4750h650" svg:viewBox="0 0 651 4751">
          <text:p/>
        </draw:connector>
        <draw:connector draw:style-name="gr12" draw:text-style-name="P1" draw:layer="layout" svg:x1="24.9cm" svg:y1="13.5cm" svg:x2="23.85cm" svg:y2="11.4cm" draw:start-shape="id4" draw:start-glue-point="3" draw:end-shape="id3" draw:end-glue-point="2" svg:d="M24900 13500h-1050v-2100" svg:viewBox="0 0 1051 2101">
          <text:p/>
        </draw:connector>
        <draw:connector draw:style-name="gr12" draw:text-style-name="P1" draw:layer="layout" svg:x1="25cm" svg:y1="15.9cm" svg:x2="23.85cm" svg:y2="11.4cm" draw:start-shape="id5" draw:start-glue-point="3" draw:end-shape="id3" draw:end-glue-point="2" svg:d="M25000 15900h-1150v-4500" svg:viewBox="0 0 1151 4501">
          <text:p/>
        </draw:connector>
        <draw:connector draw:style-name="gr12" draw:text-style-name="P1" draw:layer="layout" svg:x1="25cm" svg:y1="18cm" svg:x2="23.85cm" svg:y2="11.4cm" draw:start-shape="id6" draw:start-glue-point="3" draw:end-shape="id3" svg:d="M25000 18000h-1150v-6600" svg:viewBox="0 0 1151 6601">
          <text:p/>
        </draw:connector>
        <draw:connector draw:style-name="gr12" draw:text-style-name="P1" draw:layer="layout" svg:x1="3.7cm" svg:y1="8.3cm" svg:x2="2.8cm" svg:y2="5.3cm" draw:start-shape="id7" draw:start-glue-point="3" draw:end-shape="id8" svg:d="M3700 8300h-1401v-3000h501" svg:viewBox="0 0 1402 3001">
          <text:p/>
        </draw:connector>
        <draw:connector draw:style-name="gr12" draw:text-style-name="P1" draw:layer="layout" svg:x1="3.7cm" svg:y1="10.85cm" svg:x2="2.8cm" svg:y2="5.3cm" draw:start-shape="id9" draw:start-glue-point="3" draw:end-shape="id8" svg:d="M3700 10850h-1401v-5550h501" svg:viewBox="0 0 1402 5551">
          <text:p/>
        </draw:connector>
        <draw:connector draw:style-name="gr12" draw:text-style-name="P1" draw:layer="layout" svg:x1="3.7cm" svg:y1="13.45cm" svg:x2="2.8cm" svg:y2="5.3cm" draw:start-shape="id10" draw:start-glue-point="3" draw:end-shape="id8" draw:end-glue-point="3" svg:d="M3700 13450h-1401v-8150h501" svg:viewBox="0 0 1402 8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5:35:15.297000000</meta:creation-date>
    <dc:date>2019-10-25T15:48:41.374000000</dc:date>
    <meta:editing-duration>PT3M16S</meta:editing-duration>
    <meta:editing-cycles>1</meta:editing-cycles>
    <meta:document-statistic meta:object-count="20"/>
    <meta:generator>LibreOffice/6.2.7.1$Windows_X86_64 LibreOffice_project/23edc44b61b830b7d749943e020e96f5a7df63bf</meta:generator>
  </office:meta>
</office:document-meta>
</file>